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0192"/>
    </style:style>
    <style:style style:name="P6" style:family="paragraph" style:parent-style-name="Text_20_body">
      <style:text-properties officeooo:rsid="007a2dda" officeooo:paragraph-rsid="006901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cfe53" style:font-weight-asian="bold" style:font-weight-complex="bold"/>
    </style:style>
    <style:style style:name="T4" style:family="text">
      <style:text-properties officeooo:rsid="007a2dda"/>
    </style:style>
    <style:style style:name="T5" style:family="text">
      <style:text-properties officeooo:rsid="006a8549"/>
    </style:style>
    <style:style style:name="T6" style:family="text">
      <style:text-properties fo:font-variant="normal" fo:text-transform="none" fo:color="#040c28" loext:opacity="100%" style:font-name="Google Sans" fo:font-size="12pt" fo:letter-spacing="normal" fo:font-style="normal" fo:font-weight="normal"/>
    </style:style>
    <style:style style:name="T7" style:family="text">
      <style:text-properties fo:font-variant="normal" fo:text-transform="none" fo:color="#040c28" loext:opacity="100%" style:font-name="Google Sans" fo:font-size="12pt" fo:letter-spacing="normal" fo:font-style="normal" fo:font-weight="normal" officeooo:rsid="006b50f3"/>
    </style:style>
    <style:style style:name="T8" style:family="text">
      <style:text-properties officeooo:rsid="006b50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41987774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471061008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¿<text:span text:style-name="T4">Qué es un conector M.2</text:span>?¿<text:span text:style-name="T4">Para qué sirve</text:span>?</text:p>
            <text:p text:style-name="P6">Indica <text:span text:style-name="T5">qué</text:span> interface<text:span text:style-name="T5">s</text:span> ofrece así como la velocidad de cada una de ellas</text:p>
            <text:p text:style-name="P6"><text:span text:style-name="T6"/></text:p>
            <text:p text:style-name="P6"><text:span text:style-name="T7">M.2 es una interfaz que permite conectar dispositivos que suelen ser de tamaño muy</text:span></text:p>
            <text:p text:style-name="P6"><text:span text:style-name="T7">reducido, entre las que se incluyen unidades de almacenamiento SSD NVMe, así como</text:span></text:p>
            <text:p text:style-name="P6"><text:span text:style-name="T7">antenas de conexión inalámbrica para WiFi y bluetooth.</text:span></text:p>
            <text:p text:style-name="P6"><text:span text:style-name="T7">Esta interfaz es una variante de los conectores: PCI-e x4, Serial ATA 3.0 y USB 3.0</text:span></text:p>
            <text:p text:style-name="P6"><text:span text:style-name="T7">SATA lll (600MB/s)</text:span></text:p>
            <text:p text:style-name="P6"><text:span text:style-name="T7">PCI-e 3.0 x4 (4GB/s)</text:span></text:p>
            <text:p text:style-name="P6"><text:span text:style-name="T7">USB 3.0 (600MB/s)</text:span>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40:27.935000000</dc:date>
    <meta:editing-duration>PT9H12M54S</meta:editing-duration>
    <meta:editing-cycles>157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3" meta:word-count="88" meta:character-count="510" meta:non-whitespace-character-count="433"/>
  </office:meta>
</office:document-meta>
</file>